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margin-top="0in" fo:margin-bottom="0in" fo:text-indent="0.1in" style:auto-text-indent="false"/>
    </style:style>
    <style:style style:name="P2" style:family="paragraph" style:parent-style-name="Standard">
      <style:paragraph-properties fo:margin-left="0in" fo:margin-right="0in" fo:margin-top="0in" fo:margin-bottom="0in" fo:text-indent="0.1in" style:auto-text-indent="false"/>
      <style:text-properties style:use-window-font-color="true" style:font-name="Times New Roman" fo:font-size="10pt" style:font-size-asian="10pt" style:font-size-complex="10pt"/>
    </style:style>
    <style:style style:name="P3" style:family="paragraph" style:parent-style-name="Standard">
      <style:paragraph-properties fo:margin-left="0in" fo:margin-right="0in" fo:margin-top="0in" fo:margin-bottom="0in" fo:text-indent="0.1in" style:auto-text-indent="false"/>
      <style:text-properties style:font-name="Times New Roman" fo:font-size="10pt" style:font-size-asian="10pt" style:font-size-complex="10pt"/>
    </style:style>
    <style:style style:name="P4" style:family="paragraph" style:parent-style-name="Standard">
      <style:paragraph-properties fo:margin-left="0in" fo:margin-right="0in" fo:margin-top="0in" fo:margin-bottom="0in" fo:text-indent="0.1in" style:auto-text-indent="false"/>
      <style:text-properties style:font-name="Times New Roman" fo:font-size="10pt" fo:font-weight="bold" style:font-size-asian="10pt" style:font-weight-asian="bold" style:font-size-complex="10pt" style:font-weight-complex="bold"/>
    </style:style>
    <style:style style:name="P5" style:family="paragraph" style:parent-style-name="Standard">
      <style:paragraph-properties fo:margin-left="0in" fo:margin-right="0in" fo:margin-top="0in" fo:margin-bottom="0in" fo:text-indent="0.1in" style:auto-text-indent="false"/>
      <style:text-properties style:font-name="Times New Roman" fo:font-size="10pt" fo:font-weight="normal" style:font-size-asian="10pt" style:font-weight-asian="normal" style:font-size-complex="10pt" style:font-weight-complex="normal"/>
    </style:style>
    <style:style style:name="P6" style:family="paragraph" style:parent-style-name="Standard">
      <style:paragraph-properties fo:margin-left="0in" fo:margin-right="0in" fo:margin-top="0in" fo:margin-bottom="0in" fo:text-align="start" style:justify-single-word="false" fo:text-indent="0.1in" style:auto-text-indent="false" fo:background-color="transparent">
        <style:background-image/>
      </style:paragraph-properties>
      <style:text-properties style:use-window-font-color="true" style:font-name="Times New Roman" fo:font-size="10pt" style:font-size-asian="10pt" style:font-size-complex="10pt"/>
    </style:style>
    <style:style style:name="P7" style:family="paragraph" style:parent-style-name="Text_20_body">
      <style:paragraph-properties fo:margin-left="0in" fo:margin-right="0in" fo:margin-top="0in" fo:margin-bottom="0in" fo:text-indent="0.1in" style:auto-text-indent="false"/>
      <style:text-properties style:font-name="Times New Roman" fo:font-size="10pt" style:font-size-asian="10pt" style:font-size-complex="10pt"/>
    </style:style>
    <style:style style:name="P8" style:family="paragraph" style:parent-style-name="Text_20_body">
      <style:paragraph-properties fo:margin-left="0in" fo:margin-right="0in" fo:margin-top="0in" fo:margin-bottom="0in" fo:text-indent="0.1in" style:auto-text-indent="false"/>
      <style:text-properties fo:font-variant="normal" fo:text-transform="none" style:use-window-font-color="true" style:text-line-through-style="none" style:font-name="Times New Roman" fo:font-size="10pt" fo:letter-spacing="normal" fo:font-style="normal" style:text-underline-style="none" fo:font-weight="bold" style:text-blinking="false" style:font-size-asian="10pt" style:font-weight-asian="bold" style:font-size-complex="10pt" style:font-weight-complex="bold"/>
    </style:style>
    <style:style style:name="P9" style:family="paragraph" style:parent-style-name="Text_20_body">
      <style:paragraph-properties fo:margin-left="0in" fo:margin-right="0in" fo:margin-top="0in" fo:margin-bottom="0in" fo:text-indent="0.1in" style:auto-text-indent="false"/>
      <style:text-properties fo:font-variant="normal" fo:text-transform="none" style:use-window-font-color="true" style:text-line-through-style="none" style:font-name="Times New Roman" fo:font-size="10pt" fo:letter-spacing="normal" fo:font-style="normal" style:text-underline-style="none" fo:font-weight="normal" style:text-blinking="false" style:font-size-asian="10pt" style:font-size-complex="10pt"/>
    </style:style>
    <style:style style:name="P10" style:family="paragraph" style:parent-style-name="Text_20_body">
      <style:paragraph-properties fo:margin-left="0in" fo:margin-right="0in" fo:margin-top="0in" fo:margin-bottom="0in" style:line-height-at-least="0.25in" fo:text-indent="0.1in" style:auto-text-indent="false"/>
      <style:text-properties fo:font-variant="normal" fo:text-transform="none" fo:color="#0b0080" style:text-line-through-style="none" style:font-name="Times New Roman" fo:font-size="10pt" fo:letter-spacing="normal" fo:font-style="normal" style:text-underline-style="none" fo:font-weight="normal" style:text-blinking="false" style:font-size-asian="10pt" style:font-size-complex="10pt"/>
    </style:style>
    <style:style style:name="P11" style:family="paragraph" style:parent-style-name="Standard">
      <style:paragraph-properties fo:margin-left="0in" fo:margin-right="0in" fo:margin-top="0in" fo:margin-bottom="0in" fo:text-indent="0in" style:auto-text-indent="false"/>
      <style:text-properties style:use-window-font-color="true" style:font-name="Times New Roman" fo:font-size="10pt" style:font-size-asian="10pt" style:font-size-complex="10pt"/>
    </style:style>
    <style:style style:name="P12" style:family="paragraph" style:parent-style-name="Preformatted_20_Text">
      <style:paragraph-properties fo:margin-left="0in" fo:margin-right="0in" fo:margin-top="0in" fo:margin-bottom="0in" fo:text-indent="0in" style:auto-text-indent="false"/>
      <style:text-properties fo:font-variant="normal" fo:text-transform="none" fo:color="#222222" style:font-name="Times New Roman" fo:font-size="10pt" fo:letter-spacing="normal" fo:font-style="italic" fo:font-weight="normal" fo:background-color="transparent" style:font-size-asian="10pt" style:font-style-asian="italic" style:font-size-complex="10pt" style:font-style-complex="italic"/>
    </style:style>
    <style:style style:name="P13" style:family="paragraph" style:parent-style-name="Preformatted_20_Text">
      <style:paragraph-properties fo:margin-left="0in" fo:margin-right="0in" fo:margin-top="0in" fo:margin-bottom="0in" fo:text-align="end" style:justify-single-word="false" fo:text-indent="0in" style:auto-text-indent="false"/>
      <style:text-properties style:use-window-font-color="true" style:font-name="Times New Roman" fo:font-size="10pt" fo:background-color="transparent" style:font-size-asian="10pt" style:font-size-complex="10pt"/>
    </style:style>
    <style:style style:name="P14" style:family="paragraph" style:parent-style-name="Standard" style:list-style-name="L1">
      <style:paragraph-properties fo:margin-left="0in" fo:margin-right="0in" fo:margin-top="0in" fo:margin-bottom="0in" fo:text-indent="0.1in" style:auto-text-indent="false"/>
      <style:text-properties style:use-window-font-color="true" style:font-name="Times New Roman" fo:font-size="10pt" style:font-size-asian="10pt" style:font-size-complex="10pt"/>
    </style:style>
    <style:style style:name="P15" style:family="paragraph" style:parent-style-name="Standard">
      <style:paragraph-properties fo:margin-left="0in" fo:margin-right="0in" fo:margin-top="0in" fo:margin-bottom="0in" fo:text-indent="0.1in" style:auto-text-indent="false"/>
      <style:text-properties style:font-name="Times New Roman" fo:font-size="10pt" fo:font-weight="bold" style:font-size-asian="10pt" style:font-weight-asian="bold" style:font-size-complex="10pt" style:font-weight-complex="bold"/>
    </style:style>
    <style:style style:name="P16" style:family="paragraph" style:parent-style-name="Standard">
      <style:paragraph-properties fo:margin-left="0in" fo:margin-right="0in" fo:margin-top="0in" fo:margin-bottom="0in" fo:text-indent="0.1in" style:auto-text-indent="false"/>
      <style:text-properties style:font-name="Times New Roman" fo:font-size="10pt" style:font-size-asian="10pt" style:font-size-complex="10pt"/>
    </style:style>
    <style:style style:name="P17" style:family="paragraph" style:parent-style-name="Text_20_body">
      <style:paragraph-properties fo:margin-left="0in" fo:margin-right="0in" fo:margin-top="0in" fo:margin-bottom="0in" fo:text-indent="0.1in" style:auto-text-indent="false"/>
      <style:text-properties fo:font-variant="normal" fo:text-transform="none" style:use-window-font-color="true" style:text-line-through-style="none" style:font-name="Times New Roman" fo:font-size="10pt" fo:letter-spacing="normal" fo:font-style="normal" style:text-underline-style="none" fo:font-weight="normal" style:text-blinking="false" style:font-size-asian="10pt" style:font-size-complex="10pt"/>
    </style:style>
    <style:style style:name="P18" style:family="paragraph" style:parent-style-name="Preformatted_20_Text">
      <style:paragraph-properties fo:margin-left="0in" fo:margin-right="0in" fo:margin-top="0in" fo:margin-bottom="0in" fo:text-indent="0in" style:auto-text-indent="false"/>
      <style:text-properties fo:font-variant="normal" fo:text-transform="none" fo:color="#222222" style:font-name="Times New Roman" fo:font-size="12pt" fo:letter-spacing="normal" fo:font-style="normal" fo:font-weight="bold" fo:background-color="transparent" style:font-size-asian="12pt" style:font-style-asian="normal" style:font-weight-asian="bold" style:font-size-complex="12pt" style:font-style-complex="normal" style:font-weight-complex="bold"/>
    </style:style>
    <style:style style:name="P19" style:family="paragraph" style:parent-style-name="Preformatted_20_Text">
      <style:paragraph-properties fo:margin-left="0in" fo:margin-right="0in" fo:margin-top="0in" fo:margin-bottom="0in" fo:text-indent="0in" style:auto-text-indent="false"/>
      <style:text-properties fo:font-variant="normal" fo:text-transform="none" fo:color="#222222" style:font-name="Times New Roman" fo:font-size="10pt" fo:letter-spacing="normal" fo:font-style="italic" fo:font-weight="normal" fo:background-color="transparent" style:font-size-asian="10pt" style:font-style-asian="italic" style:font-size-complex="10pt" style:font-style-complex="italic"/>
    </style:style>
    <style:style style:name="T1" style:family="text">
      <style:text-properties fo:font-variant="normal" fo:text-transform="none" style:use-window-font-color="true" style:text-line-through-style="none" fo:letter-spacing="normal" fo:font-style="normal" style:text-underline-style="none" fo:font-weight="normal" style:text-blinking="false"/>
    </style:style>
    <style:style style:name="T2" style:family="text">
      <style:text-properties fo:font-variant="normal" fo:text-transform="none" style:use-window-font-color="true" style:text-line-through-style="none" fo:letter-spacing="normal" fo:font-style="normal" style:text-underline-style="none" fo:font-weight="normal" style:text-blinking="false" style:font-weight-asian="normal" style:font-weight-complex="normal"/>
    </style:style>
    <style:style style:name="T3" style:family="text">
      <style:text-properties fo:font-variant="normal" fo:text-transform="none" style:use-window-font-color="true" style:text-line-through-style="none" fo:letter-spacing="normal" fo:font-style="italic" style:text-underline-style="none" fo:font-weight="normal" style:text-blinking="false" style:font-style-asian="italic" style:font-style-complex="italic"/>
    </style:style>
    <style:style style:name="T4" style:family="text">
      <style:text-properties fo:font-variant="normal" fo:text-transform="none" style:use-window-font-color="true" style:text-line-through-style="none" style:font-name="Times New Roman" fo:font-size="10pt" fo:letter-spacing="normal" fo:font-style="normal" style:text-underline-style="none" fo:font-weight="normal" style:text-blinking="false" fo:background-color="#ffffff" style:font-size-asian="10pt" style:font-size-complex="10pt"/>
    </style:style>
    <style:style style:name="T5" style:family="text">
      <style:text-properties fo:font-variant="normal" fo:text-transform="none" style:use-window-font-color="true" style:font-name="Times New Roman" fo:font-size="10pt" fo:letter-spacing="normal" fo:font-style="normal" fo:font-weight="normal" style:font-size-asian="10pt" style:font-size-complex="10pt"/>
    </style:style>
    <style:style style:name="T6" style:family="text">
      <style:text-properties fo:font-style="italic" style:font-style-asian="italic" style:font-style-complex="italic"/>
    </style:style>
    <style:style style:name="T7" style:family="text">
      <style:text-properties style:use-window-font-color="true" style:font-name="Times New Roman" fo:font-size="10pt" style:font-size-asian="10pt"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Hot in the City: Urban Heat Islands and Lightning</text:p>
      <text:p text:style-name="P12"/>
      <text:p text:style-name="P12">Hot in the city, hot in the city tonight, tonight</text:p>
      <text:p text:style-name="P12">Hot in the city, hot in the city tonight, tonight</text:p>
      <text:p text:style-name="P13">Billy Idol, <text:span text:style-name="T6">Hot in the City</text:span> (1982)</text:p>
      <text:p text:style-name="P2"/>
      <text:p text:style-name="P6">Is there a reason to believe that cities are warmer than the suburbs and nearby countryside? Indeed, there is! The concept of an Urban Heat Island (UHI) has been around since the beginning of the nineteenth century when Luke Howard made temperature measurements in and around the city of London [1]. An UHI is an area centred on a metropolis, where the temperature is appreciably higher than the surrounding rural areas. There are two major contributors to this effect:</text:p>
      <text:list xml:id="list10221112211" text:style-name="L1">
        <text:list-item>
          <text:p text:style-name="P14">differences in land surface materials (those in a city tend to store more heat), and</text:p>
        </text:list-item>
        <text:list-item>
          <text:p text:style-name="P14">waste heat and pollution associated with high population density, traffic and industry.</text:p>
        </text:list-item>
      </text:list>
      <text:p text:style-name="P11">This temperature difference is accentuated in conditions of low wind and at night, when urban areas can be up to 12 °C warmer than the countryside [2].</text:p>
      <text:p text:style-name="P2">The materials used to build our concrete jungles have thermal properties quite different from those found in rural areas. Concrete and asphalt have large heat capacities and so absorb and store the Sun's energy efficiently during the day. This energy is then released at night, maintaining elevated temperatures. The shape of a city's buildings are also a factor, with tall buildings forming “urban canyons” which effectively increase the surface area for heat absorption and also inhibit the cooling effect of wind.</text:p>
      <text:p text:style-name="P9">These are not just theoretical ideas. UHIs have been found over numerous cities (for example, Washington DC [3], Oklahoma City [4], Atlanta [5] and Houston [6,7]), and their influence on the local meteorology has been studied. Specifically it has been found that they can have a pronounced effect on the distribution of precipitation and thunderstorms.</text:p>
      <text:p text:style-name="P7"><text:span text:style-name="T2">There are, however, UHI sceptics. Thomas Peterson, using rigorously prepared temperature data from 289 urban and rural stations, concluded that “Contrary to generally accepted wisdom, no statistically significant impact of urbanization could be found in annual temperatures” [8]. Furthermore, David E. Parker showed that the temperature trends in urban areas do not differ significantly from the global trend, inferring that urbanisation does not play an appreciable role in climate change [9]. Other researchers, like </text:span><text:span text:style-name="T1">Thomas C. Peterson and collaborators, used data for rural areas to come to essentially the same conclusions [10].</text:span></text:p>
      <text:p text:style-name="P7"><text:span text:style-name="T1">As Peterson points out, an analysis of the UHI effect using </text:span><text:span text:style-name="T3">in situ</text:span><text:span text:style-name="T1"> temperature measurements is fraught with difficulties. So we are going to look at this question from a slightly different perspective.</text:span></text:p>
      <text:p text:style-name="P3"><text:span text:style-name="T2">Modern computers allow detailed physical modelling of atmospheric phenomena and make it possible to perform experiments that would be impossible in nature. Jong-Jin </text:span><text:span text:style-name="T1">Baik and his collaborators did extensive numerical experiments, simulating the effects of UHIs on convection [11]. Their simulations showed that an updraft cell forms on the downwind side of an UHI, with an updraft intensity that increases with the temperature difference between urban and rural areas, but decreases at higher wind speeds. This updraft could lead to precipitation and the formation of thunderclouds and hence lightning.</text:span></text:p>
      <text:p text:style-name="P9">We are going to use data from the World Wide Lightning Location Network (WWLLN) to examine the incidence of lighting in the vicinity of UHIs.</text:p>
      <text:p text:style-name="P9"/>
      <text:p text:style-name="P8">WWLLN</text:p>
      <text:p text:style-name="P9"/>
      <text:p text:style-name="P9">WWLLN (http://www.wwlln.net) is a lightning detection network consisting of around fifty Very Low Frequency (VLF) radio receivers distributed across the Earth. Each receiver records the time of arrival of the burst of VLF energy liberated by lightning. The figure below is a spectrogram generated from data recorded by a WWLLN receiver at SANAE base, Antarctica, which shows the bursts of energy produced by lightning as bright vertical lines. The times from all of the receivers are then clustered and analysed using a sophisticated algorithm based on the Time of Group Arrival (TOGA) [12] to yield the location of the lightning discharges.</text:p>
      <text:p text:style-name="P9">Conventional lightning detection networks identify almost all lightning activity over a limited area, typically operating on a regional or national basis. In contrast, WWLLN is not particularly efficient: it only captures around 15% of all lightning activity. But it does so over the entire planet! As a tool for performing global lightning research, WWLLN is difficult to beat.</text:p>
      <text:p text:style-name="P10"/>
      <text:p text:style-name="P4">Lightning and Urban Heat Islands</text:p>
      <text:p text:style-name="P3"/>
      <text:p text:style-name="P3">Dixon and Mote [5] showed that Atlanta has an UHI which influences local rainfall. Are the effects of Atlanta's UHI apparent in the WWLLN data? Below on the left is a density map showing the incidence of lightning around Atlanta for the three year period from 2010 to 2012. The histogram on the right shows the density of lightning as a function of distance from the city centre. There is no real evidence of enhanced lighting activity near the city in either the map or the histogram. This is a little disappointing. But Atlanta is in a region which generally experiences only a moderate level of lightning activity [13], so perhaps expecting an UHI effect is unwarranted.</text:p>
      <text:p text:style-name="P3"><text:soft-page-break/></text:p>
      <text:p text:style-name="P3">According to the WWLLN data neither Washington DC nor Oklahoma City attract more thunderstorms than the surrounding countryside, although both cities have an UHI. But, again, these cities are not located in regions with frequent thunderstorms to start with!</text:p>
      <text:p text:style-name="P3"/>
      <text:p text:style-name="P7">Houston, however, is in the middle of an area with frequent thunderstorms [13]. Richard Orville et al. [6,7] found 45% more lightning over urban Houston and concluded that it was due in part to enhanced convection caused by the UHI. Our analysis of the WWLLN data for Houston and its surroundings are consistent with their findings. The map below clearly shows an increased incidence of lightning centred on the city and the histogram indicates that lightning activity systematically decreases as you get further away from Houston.</text:p>
      <text:p text:style-name="P3"/>
      <text:p text:style-name="P3">Not much is known about the existence of UHIs in Africa or their effects on lightning activity. Yet Africa is the continent with the most lightning on the planet [13]. Evidence of a warming effect due urbanisation has already been observed in South Africa [14]. Let's be the first to take a look at the connection between lightning and African urbanisation. Below are the data for the region centred on Johannesburg, South Africa. Here the effects of the UHI are remarkably clear: there is an area of roughly 20 km radius around the city of Johannesburg in which lightning is much more prevalent than the surroundings. The accompanying histogram shows that the density of lightning in this area is elevated by around 30%. Evidently the Johannesburg's UHI has a very strong influence on local lightning activity.</text:p>
      <text:p text:style-name="P4"/>
      <text:p text:style-name="P4">Conclusion</text:p>
      <text:p text:style-name="P3"/>
      <text:p text:style-name="P3">Why should we care about UHIs? Well, they could have an important impact on the health of urban residents. An UHI will exacerbate the effects of a heat wave. And heat waves kill many people every year, especially the elderly, with a mortality rate directly linked to peak temperatures [15]. Increased temperatures also lead to poor air quality due to the formation of ozone at low altitudes.</text:p>
      <text:p text:style-name="P5">Evidently we should be making some efforts to mitigate urban heating. These effects can be reduced by using more light coloured and reflective surfaces in urban areas, which would result in a larger proportion of sunlight being reflected (rather than absorbed). Simply changing the colours of roofs and using concrete rather than asphalt would have an enormous effect.</text:p>
      <text:p text:style-name="P3"/>
      <text:p text:style-name="P4">References</text:p>
      <text:p text:style-name="P3"/>
      <text:p text:style-name="P3"/>
      <text:p text:style-name="P3">[1] Mills, Gerald. 2008. “Luke Howard and The Climate of London.” Weather 63 (6): 153–157. doi:10.1002/wea.195.</text:p>
      <text:p text:style-name="P1"><text:span text:style-name="T7">[2] </text:span><text:span text:style-name="T5">Glossary of Meteorology (2009). </text:span><text:a xlink:type="simple" xlink:href="http://amsglossary.allenpress.com/glossary/search?id=urban-heat-island1"><text:span text:style-name="T4">"Urban Heat Island"</text:span></text:a><text:span text:style-name="T5">. </text:span><text:a xlink:type="simple" xlink:href="https://en.wikipedia.org/wiki/American_Meteorological_Society"><text:span text:style-name="T4">American Meteorological Society</text:span></text:a><text:span text:style-name="T5">.</text:span></text:p>
      <text:p text:style-name="P3">[3] Kim, H H. 1992. “Urban Heat Island.” International Journal of Remote Sensing 13 (12): 2319–2336. doi:10.1080/01431169208904271.</text:p>
      <text:p text:style-name="P3">[4] Basara, Jeffrey B., Peter K. Hall, Amanda J. Schroeder, Bradley G Illston, and Kodi L. Nemunaitis. 2008. “Diurnal Cycle of the Oklahoma City Urban Heat Island.” Journal of Geophysical Research 113: D20109. doi:10.1029/2008JD010311.</text:p>
      <text:p text:style-name="P3">[5] Dixon, P. Grady, and Thomas L. Mote. 2003. “Patterns and Causes of Atlanta’s Urban Heat Island–Initiated Precipitation.” Journal of Applied Meteorology 42 (9): 1273–1284. doi:10.1175/1520-0450(2003)042&lt;1273:PACOAU&gt;2.0.CO;2.</text:p>
      <text:p text:style-name="P3">[6] Orville, Richard E, Gary R. Huffines, John Nielsen-Gammon, Renyi Zhang, Brandon Ely, Scott Steiger, Stephen Phillips, Steve Allen, and William Read. 2001. “Enhancement of Cloud-to-Ground Lightning over Houston, Texas.” Geophysical Research Letters 28 (13): 2597–2600.</text:p>
      <text:p text:style-name="P3">[7] Steiger, Scott M., Richard E Orville, and Gary R. Huffines. 2002. “Cloud-to-Ground Lightning Characteristics over Houston, Texas: 1989–2000.” Journal of Geophysical Research 107 (D11). doi:10.1029/2001JD001142.</text:p>
      <text:p text:style-name="P3">[8] Peterson, Thomas C. 2003. “Assessment of Urban Versus Rural In Situ Surface Temperatures in the Contiguous United States: No Difference Found.” Journal of Climate 16 (18): 2941–2959. doi:10.1175/1520-0442(2003)016&lt;2941:AOUVRI&gt;2.0.CO;2.</text:p>
      <text:p text:style-name="P3">[9] Parker, David E. 2006. “A Demonstration That Large-Scale Warming Is Not Urban.” Journal of Climate 19 (12): 2882–2895. doi:10.1175/JCLI3730.1.</text:p>
      <text:p text:style-name="P3">[10] Peterson, Thomas C., Kevin P. Gallo, Jay Lawrimore, Timothy W. Owen, Alex Huang, and David A. McKittrick. 1999. “Global Rural Temperature Trends.” Geophysical Research Letters 26 (3): 329–332. doi:10.1029/1998GL900322.</text:p>
      <text:p text:style-name="P3">[11] Baik, Jong-Jin, Yeon-Hee Kim, and Hye-Yeong Chun. 2001. “Dry and Moist Convection Forced by an Urban Heat Island.” Journal of Applied Meteorology 40 (8): 1462–1475. doi:10.1175/1520-0450(2001)040&lt;1462:DAMCFB&gt;2.0.CO;2.</text:p>
      <text:p text:style-name="P3">[12] Dowden, Richard L, James B Brundell, and Craig J Rodger. 2002. “VLF Lightning Location by Time of Group Arrival (TOGA) at Multiple Sites.” Journal of Atmospheric and Solar-Terrestrial Physics 64 (7): 817–830. doi:10.1016/S1364-6826(02)00085-8.</text:p>
      <text:p text:style-name="P3">[13] Christian, Hugh J, Richard J Blakeslee, Dennis J Boccippio, William L Boeck, Dennis E Buechler, Kevin T Driscoll, Steven J Goodman, et al. 2003. “Global Frequency and Distribution of Lightning as Observed from Space by <text:soft-page-break/>the Optical Transient Detector.” Journal of Geophysical Research 108 (D1). doi:10.1029/2002JD002347.</text:p>
      <text:p text:style-name="P3">[14] Hughes, Warwick S, and Robert C Balling, Jr. 1996. “Urban Influences on South African Temperature Trends.” International Journal of Climatology 16 (8): 935–940. doi:10.1002/(SICI)1097-0088(199608)16:8&lt;935::AID-JOC64&gt;3.0.CO;2-V.</text:p>
      <text:p text:style-name="P3">[15] Basu, Rupa, and Jonathan M Samet. 2002. “Relation Between Elevated Ambient Temperature and Mortality: A Review of the Epidemiologic Evidence.” Epidemiologic Reviews 24 (2): 190–202. doi:10.1093/epirev/mxf0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Fallback1"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Collier</meta:initial-creator>
    <meta:creation-date>2013-12-09T05:04:39</meta:creation-date>
    <meta:generator>LibreOffice/3.5$Linux_X86_64 LibreOffice_project/350m1$Build-2</meta:generator>
    <dc:date>2013-12-17T05:10:38</dc:date>
    <dc:creator>Andrew Collier</dc:creator>
    <meta:editing-duration>P3DT7H46M18S</meta:editing-duration>
    <meta:editing-cycles>10</meta:editing-cycles>
    <meta:document-statistic meta:table-count="0" meta:image-count="0" meta:object-count="0" meta:page-count="3" meta:paragraph-count="41" meta:word-count="1621" meta:character-count="10652" meta:non-whitespace-character-count="9074"/>
  </office:meta>
</office:document-meta>
</file>